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cm"/>
    </style:style>
    <style:style style:name="gr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.949cm" svg:y1="4.06cm" svg:x2="10.692cm" svg:y2="5.946cm">
          <text:p/>
        </draw:line>
        <draw:custom-shape draw:style-name="gr2" draw:text-style-name="P1" draw:layer="layout" svg:width="3.265cm" svg:height="1.436cm" svg:x="4.19cm" svg:y="2.98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62cm" svg:y1="3.693cm" svg:x2="7.455cm" svg:y2="3.693cm">
          <text:p/>
        </draw:line>
        <draw:custom-shape draw:style-name="gr2" draw:text-style-name="P1" draw:layer="layout" svg:width="5.151cm" svg:height="6.558cm" svg:x="10.664cm" svg:y="1.21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5cm" svg:height="1.017cm" svg:x="10.889cm" svg:y="7.663cm">
          <draw:text-box>
            <text:p>States vector</text:p>
          </draw:text-box>
        </draw:frame>
        <draw:line draw:style-name="gr1" draw:text-style-name="P1" draw:layer="layout" svg:x1="6.892cm" svg:y1="3.328cm" svg:x2="10.692cm" svg:y2="3.243cm">
          <text:p/>
        </draw:line>
        <draw:frame draw:style-name="gr5" draw:text-style-name="P1" draw:layer="layout" svg:width="3.313cm" svg:height="1.017cm" svg:x="4.161cm" svg:y="4.651cm">
          <draw:text-box>
            <text:p text:style-name="P1">PatternVal</text:p>
          </draw:text-box>
        </draw:frame>
        <draw:custom-shape draw:style-name="gr6" draw:text-style-name="P1" draw:layer="layout" svg:width="5.151cm" svg:height="0.845cm" svg:x="10.664cm" svg:y="3.215cm">
          <text:p text:style-name="P1">1<text:span text:style-name="T1">st</text:span> Pattern Sta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23cm" svg:height="0.845cm" svg:x="10.692cm" svg:y="5.975cm">
          <text:p text:style-name="P1">last Pattern State</text:p>
          <draw:enhanced-geometry svg:viewBox="0 0 21600 21600" draw:type="rectangle" draw:enhanced-path="M 0 0 L 21600 0 21600 21600 0 21600 0 0 Z N"/>
        </draw:custom-shape>
        <draw:frame draw:style-name="gr4" draw:layer="layout" svg:width="2.601cm" svg:height="1.783cm" svg:x="1.291cm" svg:y="2.821cm">
          <draw:text-box>
            <text:p>begin()</text:p>
            <text:p><text:s text:c="3"/>end()</text:p>
          </draw:text-box>
        </draw:frame>
        <draw:custom-shape draw:style-name="gr2" draw:text-style-name="P1" draw:layer="layout" svg:width="15.723cm" svg:height="7.936cm" svg:x="1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2H23M39S</meta:editing-duration>
    <meta:editing-cycles>6</meta:editing-cycles>
    <dc:date>2010-12-24T10:18:11</dc:date>
    <meta:generator>OpenOffice.org/3.2$Linux OpenOffice.org_project/320m19$Build-9505</meta:generator>
    <meta:document-statistic meta:object-count="34"/>
  </office:meta>
</office:document-meta>
</file>